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mparação" style:family="table">
      <style:table-properties style:width="6.6931in" table:align="margins"/>
    </style:style>
    <style:style style:name="Comparação.A" style:family="table-column">
      <style:table-column-properties style:column-width="1.6729in" style:rel-column-width="16383*"/>
    </style:style>
    <style:style style:name="Comparação.B" style:family="table-column">
      <style:table-column-properties style:column-width="1.6736in" style:rel-column-width="16384*"/>
    </style:style>
    <style:style style:name="Comparação.A1" style:family="table-cell">
      <style:table-cell-properties fo:padding="0.0382in" fo:border-left="0.05pt solid #000000" fo:border-right="none" fo:border-top="0.05pt solid #000000" fo:border-bottom="0.05pt solid #000000"/>
    </style:style>
    <style:style style:name="Comparação.D1" style:family="table-cell">
      <style:table-cell-properties fo:padding="0.0382in" fo:border="0.05pt solid #000000"/>
    </style:style>
    <style:style style:name="Comparação.A2" style:family="table-cell">
      <style:table-cell-properties fo:padding="0.0382in" fo:border-left="0.05pt solid #000000" fo:border-right="none" fo:border-top="none" fo:border-bottom="0.05pt solid #000000"/>
    </style:style>
    <style:style style:name="Comparação.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7da69"/>
    </style:style>
    <style:style style:name="P2" style:family="paragraph" style:parent-style-name="Standard">
      <style:text-properties officeooo:rsid="0007da69" officeooo:paragraph-rsid="0007da69"/>
    </style:style>
    <style:style style:name="P3" style:family="paragraph" style:parent-style-name="Standard">
      <style:paragraph-properties fo:text-align="center" style:justify-single-word="false"/>
      <style:text-properties officeooo:rsid="0007da69" officeooo:paragraph-rsid="0007da69"/>
    </style:style>
    <style:style style:name="P4" style:family="paragraph" style:parent-style-name="Standard">
      <style:text-properties officeooo:paragraph-rsid="0008ce0d"/>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4pt" officeooo:paragraph-rsid="0008ce0d" style:font-size-asian="14pt" style:font-size-complex="14pt"/>
    </style:style>
    <style:style style:name="P7" style:family="paragraph" style:parent-style-name="Standard">
      <style:text-properties fo:font-size="14pt" officeooo:rsid="000cfd1d" officeooo:paragraph-rsid="000cfd1d" style:font-size-asian="14pt" style:font-size-complex="14pt"/>
    </style:style>
    <style:style style:name="P8" style:family="paragraph" style:parent-style-name="Standard">
      <style:text-properties officeooo:paragraph-rsid="0009729e"/>
    </style:style>
    <style:style style:name="P9" style:family="paragraph" style:parent-style-name="Standard" style:list-style-name="L2">
      <style:text-properties officeooo:paragraph-rsid="0009729e"/>
    </style:style>
    <style:style style:name="P10" style:family="paragraph" style:parent-style-name="Standard" style:list-style-name="L2">
      <style:text-properties officeooo:rsid="0009729e" officeooo:paragraph-rsid="0009729e"/>
    </style:style>
    <style:style style:name="P11" style:family="paragraph" style:parent-style-name="Standard">
      <style:text-properties officeooo:paragraph-rsid="000cfd1d"/>
    </style:style>
    <style:style style:name="P12" style:family="paragraph" style:parent-style-name="Standard">
      <style:text-properties fo:font-size="16pt" officeooo:paragraph-rsid="000cfd1d" style:font-size-asian="16pt" style:font-size-complex="16pt"/>
    </style:style>
    <style:style style:name="P13" style:family="paragraph" style:parent-style-name="Standard">
      <style:text-properties fo:font-size="12pt" officeooo:rsid="000cfd1d" officeooo:paragraph-rsid="000cfd1d" style:font-size-asian="12pt" style:font-size-complex="12pt"/>
    </style:style>
    <style:style style:name="P14" style:family="paragraph" style:parent-style-name="Standard">
      <style:text-properties officeooo:paragraph-rsid="000e648b"/>
    </style:style>
    <style:style style:name="P15" style:family="paragraph" style:parent-style-name="Standard">
      <style:text-properties fo:font-size="8pt" officeooo:rsid="000f0254" officeooo:paragraph-rsid="000f0254" style:font-size-asian="8pt" style:font-size-complex="8pt"/>
    </style:style>
    <style:style style:name="P16" style:family="paragraph" style:parent-style-name="Table_20_Contents">
      <style:text-properties officeooo:rsid="000cfd1d" officeooo:paragraph-rsid="000cfd1d"/>
    </style:style>
    <style:style style:name="P17" style:family="paragraph" style:parent-style-name="Table_20_Contents">
      <style:paragraph-properties fo:text-align="center" style:justify-single-word="false"/>
      <style:text-properties fo:font-weight="bold" officeooo:rsid="000cfd1d" officeooo:paragraph-rsid="000cfd1d" style:font-weight-asian="bold" style:font-weight-complex="bold"/>
    </style:style>
    <style:style style:name="P18" style:family="paragraph" style:parent-style-name="Table_20_Contents">
      <style:paragraph-properties fo:text-align="center" style:justify-single-word="false"/>
      <style:text-properties fo:font-weight="bold" officeooo:rsid="000f0254" officeooo:paragraph-rsid="000f0254" style:font-weight-asian="bold" style:font-weight-complex="bold"/>
    </style:style>
    <style:style style:name="P19" style:family="paragraph" style:parent-style-name="Table_20_Contents">
      <style:paragraph-properties fo:text-align="center" style:justify-single-word="false"/>
      <style:text-properties officeooo:rsid="000f0254" officeooo:paragraph-rsid="000f0254"/>
    </style:style>
    <style:style style:name="T1" style:family="text">
      <style:text-properties fo:font-size="16pt" style:font-size-asian="16pt" style:font-size-complex="16pt"/>
    </style:style>
    <style:style style:name="T2" style:family="text">
      <style:text-properties officeooo:rsid="0008ce0d"/>
    </style:style>
    <style:style style:name="T3" style:family="text">
      <style:text-properties officeooo:rsid="0009729e"/>
    </style:style>
    <style:style style:name="T4" style:family="text">
      <style:text-properties officeooo:rsid="000e648b"/>
    </style:style>
    <style:style style:name="T5" style:family="text">
      <style:text-properties officeooo:rsid="000f025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 TP de Inteligência Artificial de Gabriel Lopes Machado @</text:p>
      <text:p text:style-name="Standard">##########################################################</text:p>
      <text:p text:style-name="Standard"/>
      <text:p text:style-name="Standard"/>
      <text:p text:style-name="P5">Modelagem:</text:p>
      <text:p text:style-name="Standard"/>
      <text:p text:style-name="P6">Estado </text:p>
      <text:p text:style-name="P4"><text:tab/>O estado de de referência foi uma classe classe python que possui a seguinte estrutura básica:</text:p>
      <text:p text:style-name="Standard"/>
      <text:p text:style-name="Standard">class EightPuzzle(object):</text:p>
      <text:p text:style-name="Standard"/>
      <text:p text:style-name="Standard"><text:tab/>def __init__(self, state, index=[], cor=0):</text:p>
      <text:p text:style-name="Standard"/>
      <text:p text:style-name="Standard"><text:tab/>def indexes(self, lista, parent, n):</text:p>
      <text:p text:style-name="Standard"/>
      <text:p text:style-name="Standard"/>
      <text:p text:style-name="Standard"><text:tab/>def moviments(self):</text:p>
      <text:p text:style-name="Standard"/>
      <text:p text:style-name="Standard"><text:s text:c="2"/>Sendo que o método indexes é usado para criar as arestas da minha estrutura em GRAFO e o método movimento usado pelo métdo indexes para retornar quais os movimentos são válidos em um determinado estado.</text:p>
      <text:p text:style-name="Standard"/>
      <text:p text:style-name="P6">Função Sucessora </text:p>
      <text:p text:style-name="P4"><text:tab/>Diz respeito de como os estados serão enseridos na fila de expansão de nós</text:p>
      <text:p text:style-name="Standard"><text:s text:c="16"/></text:p>
      <text:p text:style-name="Standard"/>
      <text:p text:style-name="Standard"><text:s text:c="18"/>if (lista[child[2]].cor == 0) and (node.deep &lt; deep):</text:p>
      <text:p text:style-name="Standard"><text:tab/><text:tab/><text:tab/><text:tab/><text:tab/>lista[child[2]].move = child</text:p>
      <text:p text:style-name="Standard"><text:tab/><text:tab/><text:tab/><text:tab/><text:tab/>lista[child[2]].deep = node.deep + 1</text:p>
      <text:p text:style-name="Standard"><text:tab/><text:tab/><text:tab/><text:tab/><text:tab/>if not test_goal(lista[child[2]]):</text:p>
      <text:p text:style-name="Standard"><text:tab/><text:tab/><text:tab/><text:tab/><text:tab/><text:tab/></text:p>
      <text:p text:style-name="Standard"><text:tab/><text:tab/><text:tab/><text:tab/><text:tab/><text:tab/>lista[child[2]].cor = 1</text:p>
      <text:p text:style-name="Standard"><text:tab/><text:tab/><text:tab/><text:tab/><text:tab/><text:tab/>bisect.insort(frontier, lista[child[2]])</text:p>
      <text:p text:style-name="Standard"><text:tab/><text:tab/><text:tab/><text:tab/><text:tab/><text:tab/></text:p>
      <text:p text:style-name="Standard"><text:tab/><text:tab/><text:tab/><text:tab/><text:tab/>else:</text:p>
      <text:p text:style-name="Standard"><text:tab/><text:tab/><text:tab/><text:tab/><text:tab/><text:tab/>goal_state = lista[child[2]]</text:p>
      <text:p text:style-name="Standard"><text:tab/><text:tab/><text:tab/><text:tab/><text:tab/><text:tab/>return goal_state, frontier</text:p>
      <text:p text:style-name="Standard"/>
      <text:p text:style-name="Standard"/>
      <text:p text:style-name="Standard"><text:s text:c="4"/>Basicamente é feita uma simples validação se o nó expandido já está na fronteira conferindo sua cor, sendo que que todos os nós são testados no momento em que são expandidos e, obviamente, são tratados os casos de nós repetidos.</text:p>
      <text:p text:style-name="Standard"/>
      <text:p text:style-name="Standard"/>
      <text:p text:style-name="P4"><text:s text:c="4"/><text:span text:style-name="T1">Diferença entre os algorítimos </text:span></text:p>
      <text:p text:style-name="P4"><text:tab/>De forma objetiva, o que diferencia os diferentes algorítimos é a forma com que ele organiza a ordem de expansão e visitação de cada nó, sendo uma breve descrição:</text:p>
      <text:p text:style-name="Standard"><text:s text:c="8"/>1. BFS - Coloca a lista de expansão como sendo os nós pertencentes ao nó mais superficiais antes dos nós mais profundos.</text:p>
      <text:p text:style-name="Standard"><text:soft-page-break/><text:s text:c="8"/>2. IDS - Coloca o nó mais profundidade primeiro na lista de expansão, além de dar um limite incremental na profundidade máxima</text:p>
      <text:p text:style-name="Standard"><text:s text:c="8"/>3. UCS - Organiza a lista de forma que os nós de menores custo são visitados primeiro.</text:p>
      <text:p text:style-name="Standard"><text:s text:c="8"/>4. A* - Idem ao UCS, só que o custo é medido como o custo real do nó mais uma heurtica que tenta mensurar a distância real até o bjetivo</text:p>
      <text:p text:style-name="Standard"><text:s text:c="8"/>5. Greedy - Olha apenas para a heuristica e monta uma fila baseado apenas na heurística desse estado</text:p>
      <text:p text:style-name="Standard"><text:s text:c="8"/>6. Hill Climbing - Uma forma de busca que se baseia na heuristica e que não apresenta uma fila, apenas tem como objetivo minimizar o proximo passo</text:p>
      <text:p text:style-name="Standard"/>
      <text:p text:style-name="P4"><text:s text:c="4"/><text:span text:style-name="T1">Heurísticas Utilizadas</text:span></text:p>
      <text:p text:style-name="P4"><text:tab/>As heurísticas foram a de quadrados fora de posição e a distância de Manhatan, algo importante sobre elas é que ambas são uma simplificação do problemas total, ou seja, elas "subestimam" o problema. Que pelo teorema de otimidade do algorítimo do A* faz com que elas sejam admisíveis e ambas achem uma solução ótima.</text:p>
      <text:p text:style-name="Standard"/>
      <text:p text:style-name="Standard"/>
      <text:p text:style-name="P4"><text:s text:c="4"/>Algumas soluções </text:p>
      <text:p text:style-name="P8"><text:tab/><text:span text:style-name="T2">V</text:span>ejamos alguns tipos de soluções encontrados por dois algrítmos definidos, sendo um ótimo e o outro não</text:p>
      <text:p text:style-name="P8"/>
      <text:list xml:id="list1215787219" text:style-name="L2">
        <text:list-item>
          <text:p text:style-name="P9"><text:span text:style-name="T3">BFS para a solução 31:</text:span></text:p>
          <text:p text:style-name="P9">['Cima', 'Cima', 'Direita', 'Baixo', 'Esquerda', 'Esquerda', 'Baixo', 'Direita', 'Direita', 'Cima', 'Esquerda', 'Esquerda', 'Cima', 'Direita', 'Direita', 'Baixo', 'Esquerda', 'Baixo', 'Esquerda', 'Cima', 'Cima', 'Direita', 'Baixo', 'Baixo', 'Esquerda', 'Cima', 'Cima', 'Direita', 'Direita', 'Baixo', 'Baixo']</text:p>
        </text:list-item>
      </text:list>
      <text:p text:style-name="P8"/>
      <text:p text:style-name="P8"/>
      <text:list xml:id="list225706972653352" text:continue-numbering="true" text:style-name="L2">
        <text:list-item>
          <text:p text:style-name="P10">Greede para a solução 31:</text:p>
          <text:p text:style-name="P10">['Cima', 'Direita', 'Cima', 'Esquerda', 'Esquerda', 'Baixo', 'Baixo', 'Direita', 'Direita', 'Cima', 'Cima', 'Esquerda', 'Baixo', 'Baixo', 'Direita', 'Cima', 'Cima', 'Esquerda', 'Baixo', 'Baixo', 'Direita', 'Cima', 'Cima', 'Esquerda', 'Baixo', 'Direita', 'Cima', 'Esquerda', 'Esquerda', 'Baixo', 'Baixo', 'Direita', 'Cima', 'Esquerda', 'Cima', 'Direita', 'Direita', 'Baixo', 'Esquerda', 'Cima', 'Esquerda', 'Baixo', 'Baixo', 'Direita', 'Cima', 'Cima', 'Direita', 'Baixo', 'Esquerda', 'Esquerda', 'Cima', 'Direita', 'Baixo', 'Direita', 'Cima', 'Esquerda', 'Baixo', 'Esquerda', 'Cima', 'Direita', 'Baixo', 'Direita', 'Cima', 'Esquerda', 'Esquerda', 'Baixo', 'Baixo', 'Direita', 'Direita']</text:p>
        </text:list-item>
      </text:list>
      <text:p text:style-name="Standard"><text:tab/></text:p>
      <text:p text:style-name="P14"><text:s text:c="3"/></text:p>
      <text:p text:style-name="P3">TABELA DE COMPARAÇÂO DA SOLUÇÂO 23</text:p>
      <text:p text:style-name="P2"/>
      <table:table table:name="Comparação" table:style-name="Comparação">
        <table:table-column table:style-name="Comparação.A"/>
        <table:table-column table:style-name="Comparação.B" table:number-columns-repeated="3"/>
        <table:table-row>
          <table:table-cell table:style-name="Comparação.A1" office:value-type="string">
            <text:p text:style-name="P18">Algorítimo</text:p>
          </table:table-cell>
          <table:table-cell table:style-name="Comparação.A1" office:value-type="string">
            <text:p text:style-name="P17">Estados Espandidos</text:p>
          </table:table-cell>
          <table:table-cell table:style-name="Comparação.A1" office:value-type="string">
            <text:p text:style-name="P17">Passos para a solução</text:p>
          </table:table-cell>
          <table:table-cell table:style-name="Comparação.D1" office:value-type="string">
            <text:p text:style-name="P17">Tempo de execução <text:span text:style-name="T5">(s)</text:span></text:p>
          </table:table-cell>
        </table:table-row>
        <table:table-row>
          <table:table-cell table:style-name="Comparação.A2" office:value-type="string">
            <text:p text:style-name="P19">BFS</text:p>
          </table:table-cell>
          <table:table-cell table:style-name="Comparação.A2" office:value-type="string">
            <text:p text:style-name="P16">99210</text:p>
          </table:table-cell>
          <table:table-cell table:style-name="Comparação.A2" office:value-type="string">
            <text:p text:style-name="Table_20_Contents">23</text:p>
          </table:table-cell>
          <table:table-cell table:style-name="Comparação.D2" office:value-type="string">
            <text:p text:style-name="Table_20_Contents">0.25819897651672363</text:p>
          </table:table-cell>
        </table:table-row>
        <table:table-row>
          <table:table-cell table:style-name="Comparação.A2" office:value-type="string">
            <text:p text:style-name="P19">IDS</text:p>
          </table:table-cell>
          <table:table-cell table:style-name="Comparação.A2" office:value-type="string">
            <text:p text:style-name="Table_20_Contents"/>
          </table:table-cell>
          <table:table-cell table:style-name="Comparação.A2" office:value-type="string">
            <text:p text:style-name="Table_20_Contents"/>
          </table:table-cell>
          <table:table-cell table:style-name="Comparação.D2" office:value-type="string">
            <text:p text:style-name="Table_20_Contents"/>
          </table:table-cell>
        </table:table-row>
        <table:table-row>
          <table:table-cell table:style-name="Comparação.A2" office:value-type="string">
            <text:p text:style-name="P19">UCS</text:p>
          </table:table-cell>
          <table:table-cell table:style-name="Comparação.A2" office:value-type="string">
            <text:p text:style-name="Table_20_Contents"/>
          </table:table-cell>
          <table:table-cell table:style-name="Comparação.A2" office:value-type="string">
            <text:p text:style-name="Table_20_Contents"/>
          </table:table-cell>
          <table:table-cell table:style-name="Comparação.D2" office:value-type="string">
            <text:p text:style-name="Table_20_Contents"/>
          </table:table-cell>
        </table:table-row>
        <table:table-row>
          <table:table-cell table:style-name="Comparação.A2" office:value-type="string">
            <text:p text:style-name="P19">A*</text:p>
          </table:table-cell>
          <table:table-cell table:style-name="Comparação.A2" office:value-type="string">
            <text:p text:style-name="Table_20_Contents"/>
          </table:table-cell>
          <table:table-cell table:style-name="Comparação.A2" office:value-type="string">
            <text:p text:style-name="Table_20_Contents"/>
          </table:table-cell>
          <table:table-cell table:style-name="Comparação.D2" office:value-type="string">
            <text:p text:style-name="Table_20_Contents"/>
          </table:table-cell>
        </table:table-row>
        <table:table-row>
          <table:table-cell table:style-name="Comparação.A2" office:value-type="string">
            <text:p text:style-name="P19">Greedy</text:p>
          </table:table-cell>
          <table:table-cell table:style-name="Comparação.A2" office:value-type="string">
            <text:p text:style-name="Table_20_Contents"/>
          </table:table-cell>
          <table:table-cell table:style-name="Comparação.A2" office:value-type="string">
            <text:p text:style-name="Table_20_Contents"/>
          </table:table-cell>
          <table:table-cell table:style-name="Comparação.D2" office:value-type="string">
            <text:p text:style-name="Table_20_Contents"/>
          </table:table-cell>
        </table:table-row>
        <table:table-row>
          <table:table-cell table:style-name="Comparação.A2" office:value-type="string">
            <text:p text:style-name="P19">Hill Climbing</text:p>
          </table:table-cell>
          <table:table-cell table:style-name="Comparação.A2" office:value-type="string">
            <text:p text:style-name="Table_20_Contents"><text:s/>-----------------------</text:p>
          </table:table-cell>
          <table:table-cell table:style-name="Comparação.A2" office:value-type="string">
            <text:p text:style-name="Table_20_Contents">--------------------------</text:p>
          </table:table-cell>
          <table:table-cell table:style-name="Comparação.D2" office:value-type="string">
            <text:p text:style-name="Table_20_Contents">--------------------------</text:p>
          </table:table-cell>
        </table:table-row>
      </table:table>
      <text:p text:style-name="P15">Obs: Não obtive sucesso na implementação do Hill Climbing</text:p>
      <text:p text:style-name="P11"><text:soft-page-break/><text:s text:c="4"/></text:p>
      <text:p text:style-name="P12">Discussão dos resultados obtidos </text:p>
      <text:p text:style-name="P11"/>
      <text:p text:style-name="P1"><text:tab/>Pelos resultados otidos, observo que ainda seria cabivel várias otimizações em vários algorítimos, porém, diferentes estratégicas, usadas de diversas maneiras, fazem com que seja possível "quebrar" um dado problema usando-se da modelagem de estados bem determinados e determinístico. Os resultados piores que o esperado refletem que em diferenes contextos e com diferentes implementações pode-se diviar do objetivo inicial do algorítimo, mesmo que as diferentes estrátégias e métodos continuam por estar relacionadas entre si.</text:p>
      <text:p text:style-name="P1"/>
      <text:p text:style-name="P1"/>
      <text:p text:style-name="P7">Sobre o N-Puzzle</text:p>
      <text:p text:style-name="P7"/>
      <text:p text:style-name="P13"><text:tab/>O sistema foi planejado para suportar solução para o n-puzzle, porém, não fui capaz de aplicar alguma otimização para que seja possivel executavel em meu computador, a complexidade de espaço não foi superad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1:01:40.699791356</meta:creation-date>
    <dc:date>2019-05-06T22:57:06.280741920</dc:date>
    <meta:editing-duration>PT1H45M12S</meta:editing-duration>
    <meta:editing-cycles>8</meta:editing-cycles>
    <meta:generator>LibreOffice/6.0.4.2$Linux_X86_64 LibreOffice_project/00m0$Build-2</meta:generator>
    <meta:document-statistic meta:table-count="1" meta:image-count="0" meta:object-count="0" meta:page-count="3" meta:paragraph-count="67" meta:word-count="676" meta:character-count="4864" meta:non-whitespace-character-count="4073"/>
  </office:meta>
</office:document-meta>
</file>